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Visualização de Software com Design Structure Matric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nio Costa</meta:initial-creator>
    <meta:creation-date>2013-09-12T22:01:45</meta:creation-date>
    <dc:date>2013-09-12T22:06:34</dc:date>
    <dc:creator>Joenio Costa</dc:creator>
    <meta:editing-duration>P0D</meta:editing-duration>
    <meta:editing-cycles>1</meta:editing-cycles>
    <meta:document-statistic meta:object-count="25"/>
    <meta:generator>LibreOffice/4.0.3.3$Linux_X86_64 LibreOffice_project/400m0$Build-3</meta:generator>
  </office:meta>
</office:document-meta>
</file>